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48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99" style:text-align-source="fix" style:repeat-content="false" fo:wrap-option="wrap" style:vertical-align="top"/>
      <style:paragraph-properties fo:text-align="start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Calc subne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odule1.GenerateSubnets?language=Basic&amp;location=document" xlink:type="simple"/>
              </office:event-listeners>
            </form:button>
          </form:form>
        </office:forms>
        <table:shapes>
          <draw:control draw:z-index="0" draw:text-style-name="P1" svg:width="5.283cm" svg:height="0.905cm" svg:x="1.678cm" svg:y="1.244cm" draw:control="control1"/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Network Address</text:p>
          </table:table-cell>
          <table:table-cell table:style-name="ce1" office:value-type="string" calcext:value-type="string">
            <text:p>Bits in Netmask</text:p>
          </table:table-cell>
          <table:table-cell table:style-name="ce4" office:value-type="string" calcext:value-type="string">
            <text:p>o1</text:p>
          </table:table-cell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d1pos</text:p>
          </table:table-cell>
          <table:table-cell table:style-name="ce4" office:value-type="string" calcext:value-type="string">
            <text:p>d2pos</text:p>
          </table:table-cell>
          <table:table-cell table:style-name="ce4" office:value-type="string" calcext:value-type="string">
            <text:p>d3pos</text:p>
          </table:table-cell>
          <table:table-cell table:style-name="ce4" office:value-type="string" calcext:value-type="string">
            <text:p>Class A</text:p>
          </table:table-cell>
          <table:table-cell table:style-name="ce4" office:value-type="string" calcext:value-type="string">
            <text:p>Class B</text:p>
          </table:table-cell>
          <table:table-cell table:style-name="ce4" office:value-type="string" calcext:value-type="string">
            <text:p>Class C</text:p>
          </table:table-cell>
          <table:table-cell table:style-name="ce8" table:number-columns-repeated="1012"/>
        </table:table-row>
        <table:table-row table:style-name="ro2">
          <table:table-cell table:style-name="ce2" office:value-type="string" calcext:value-type="string">
            <text:p>1.3.37.16</text:p>
          </table:table-cell>
          <table:table-cell table:style-name="ce2" office:value-type="float" office:value="29" calcext:value-type="float">
            <text:p>29</text:p>
          </table:table-cell>
          <table:table-cell table:style-name="ce5" table:formula="of:=VALUE(MID([.$A$2];1;[.G$2]-1))" office:value-type="float" office:value="1" calcext:value-type="float">
            <text:p>1</text:p>
          </table:table-cell>
          <table:table-cell table:style-name="ce5" table:formula="of:=VALUE(MID([.$A$2];[.G$2]+1;[.H$2]-[.G$2]-1))" office:value-type="float" office:value="3" calcext:value-type="float">
            <text:p>3</text:p>
          </table:table-cell>
          <table:table-cell table:style-name="ce5" table:formula="of:=VALUE(MID([.$A$2];[.H$2]+1;[.I$2]-[.H$2]-1))" office:value-type="float" office:value="37" calcext:value-type="float">
            <text:p>37</text:p>
          </table:table-cell>
          <table:table-cell table:style-name="ce5" table:formula="of:=VALUE(MID([.$A$2];[.I$2]+1;LEN([.A$2])-[.I$2]))" office:value-type="float" office:value="16" calcext:value-type="float">
            <text:p>16</text:p>
          </table:table-cell>
          <table:table-cell table:style-name="ce5" table:formula="of:=FIND(&quot;.&quot;;[.$A$2])" office:value-type="float" office:value="2" calcext:value-type="float">
            <text:p>2</text:p>
          </table:table-cell>
          <table:table-cell table:style-name="ce5" table:formula="of:=FIND(&quot;.&quot;;[.$A$2];[.$G$2]+1)" office:value-type="float" office:value="4" calcext:value-type="float">
            <text:p>4</text:p>
          </table:table-cell>
          <table:table-cell table:style-name="ce5" table:formula="of:=FIND(&quot;.&quot;;[.$A$2];[.$H$2]+1)" office:value-type="float" office:value="7" calcext:value-type="float">
            <text:p>7</text:p>
          </table:table-cell>
          <table:table-cell table:style-name="ce5" table:formula="of:=CONCATENATE([.$C$2];&quot;.*&quot;)" office:value-type="string" office:string-value="1.*" calcext:value-type="string">
            <text:p>1.*</text:p>
          </table:table-cell>
          <table:table-cell table:style-name="ce5" table:formula="of:=CONCATENATE([.$C$2];&quot;.&quot;;[.$D$2];&quot;.*&quot;)" office:value-type="string" office:string-value="1.3.*" calcext:value-type="string">
            <text:p>1.3.*</text:p>
          </table:table-cell>
          <table:table-cell table:style-name="ce5" table:formula="of:=CONCATENATE([.$C$2];&quot;.&quot;;[.$D$2];&quot;.&quot;;[.$E$2];&quot;.*&quot;)" office:value-type="string" office:string-value="1.3.37.*" calcext:value-type="string">
            <text:p>1.3.37.*</text:p>
          </table:table-cell>
          <table:table-cell table:number-columns-repeated="1012"/>
        </table:table-row>
        <table:table-row table:style-name="ro2" table:number-rows-repeated="2">
          <table:table-cell table:number-columns-repeated="2"/>
          <table:table-cell table:style-name="ce6" table:number-columns-repeated="7"/>
          <table:table-cell table:style-name="ce7"/>
          <table:table-cell table:style-name="ce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7" table:number-rows-spanned="11">
            <text:p>( 1.3.37.16 OR 1.3.37.17 OR 1.3.37.18 OR 1.3.37.19 OR 1.3.37.20 OR 1.3.37.21 OR 1.3.37.22 OR 1.3.37.23 ) </text:p>
          </table:table-cell>
          <table:covered-table-cell table:number-columns-repeated="16"/>
          <table:table-cell table:number-columns-repeated="1007"/>
        </table:table-row>
        <table:table-row table:style-name="ro2">
          <table:covered-table-cell table:number-columns-repeated="17"/>
          <table:table-cell table:number-columns-repeated="1007"/>
        </table:table-row>
        <table:table-row table:style-name="ro2">
          <table:covered-table-cell table:number-columns-repeated="17"/>
          <table:table-cell table:number-columns-repeated="1007"/>
        </table:table-row>
        <table:table-row table:style-name="ro2">
          <table:covered-table-cell table:number-columns-repeated="17"/>
          <table:table-cell table:number-columns-repeated="1007"/>
        </table:table-row>
        <table:table-row table:style-name="ro2">
          <table:covered-table-cell table:number-columns-repeated="17"/>
          <table:table-cell table:number-columns-repeated="1007"/>
        </table:table-row>
        <table:table-row table:style-name="ro2">
          <table:covered-table-cell table:number-columns-repeated="17"/>
          <table:table-cell table:number-columns-repeated="1007"/>
        </table:table-row>
        <table:table-row table:style-name="ro2">
          <table:covered-table-cell table:number-columns-repeated="17"/>
          <table:table-cell table:number-columns-repeated="1007"/>
        </table:table-row>
        <table:table-row table:style-name="ro2">
          <table:covered-table-cell table:number-columns-repeated="17"/>
          <table:table-cell table:number-columns-repeated="1007"/>
        </table:table-row>
        <table:table-row table:style-name="ro2">
          <table:covered-table-cell table:number-columns-repeated="17"/>
          <table:table-cell table:number-columns-repeated="1007"/>
        </table:table-row>
        <table:table-row table:style-name="ro2">
          <table:covered-table-cell table:number-columns-repeated="17"/>
          <table:table-cell table:number-columns-repeated="1007"/>
        </table:table-row>
        <table:table-row table:style-name="ro2">
          <table:covered-table-cell table:number-columns-repeated="17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00/00/0000</text:date>, <text:time style:data-style-name="N2" text:time-value="21:54:22.6399233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22:16:16.861528519</meta:creation-date>
    <meta:editing-duration>P0D</meta:editing-duration>
    <meta:editing-cycles>1</meta:editing-cycles>
    <meta:generator>LibreOffice/4.2.8.2$Linux_X86_64 LibreOffice_project/420m0$Build-2</meta:generator>
    <meta:document-statistic meta:table-count="1" meta:cell-count="25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----------------------------------------------------------------------
rem Helper Functions
rem ----------------------------------------------------------------------

function cellValAsString(sheet as String, col as Integer, row as Integer) as String
	cellValAsString = ThisComponent.getSheets().getByName(sheet).getCellByPosition(col,row).getString()
end function

function cellValAsVal(sheet as String, col as Integer, row as Integer) as Long
	cellValAsVal = ThisComponent.getSheets().getByName(sheet).getCellByPosition(col,row).getValue()
end function




sub GenerateSubnets
	rem ----------------------------------------------------------------------
	rem Macro to generate all subnets of a given IP address (IFF the CIDR block is known)
	rem in order to be passed to (for example) ElasticSearch which uses string representations
	
	rem Example: 153.248.0.0/14 =&gt; ( 153.248.* OR 153.249.* OR 153.250.* OR 153.251.* )
	
	rem The example above is used throughout these comments
	
	rem Get the bit count. Find it's nearest 8 bit boundary. Sub that value. There will then be 2^remainder subnets to enumerate

	dim bitsInMask  rem Example /14
	Dim cellVal
	dim SHEET
	SHEET = "Sheet1"
	Dim debug
	debug = 0
	
	rem Eg 14
	bitsInMask = cellValAsVal(SHEET,1,1) rem B2 =&gt; 1,1

	if debug then msgbox bitsInMask &amp; " length is " &amp; LEN(bitsInMask)
	
	rem Eg 6
	remainder = bitsInMask mod 8

	rem This is the octet that we use later on - the one that doesn't change (and the ones to the left of it
	rem if there are any).
	rem Eg 1 We have a /14 so the first octet will remain static (offset 0) and the second one will be rotated (offset 1)
	octet = int(bitsInMask/8)
	if debug then msgbox remainder &amp; "      " &amp; octet
	
	if (remainder = 0) then
		rem We are either a /32 or expanding a /8, /16 or /24 so we can simply grab the
		rem existing strings from the Class A, B, C section, or the ip itself for the /32
		
		if (bitsInMask = 32) then rem Grab the cell itself
			rem qstr = oSheet.getCellByPosition(0,2).getString() rem 0,2 =&gt; Cell A3
			qstr = cellValAsString(SHEET,0,1) rem 0,1 =&gt; Cell A2
		else
			rem Grab one of the offsets in the Class A, B, C section
			qstr = cellValAsString(SHEET,10,4-octet)
		end if

	else
		rem If we are here then we need to expand a partial subnet into all it's constituent
		rem Elastic Search compatible string expressions - urgh. Worst cases are /9, /17, /23
		rem which all require 128 expansions (eg: 10/9 =&gt; 10.0.* -&gt; 10.127.*)
		
		rem How many of these individual subnet strings will there be?
		
		rem Eg 2^(8-6) =&gt; 2^2 =&gt; 4 subnets. Correct for /14
		numSubs = 2^(8-remainder)
		if debug then msgbox "numSubs:" &amp; numSubs
		
		rem We have the basis for the IP address at locations Q2:T2 so can determine which through
		rem the (offset + 16)
		rem Eg 17 
		offset = 2 + octet
		if debug then  msgbox "Offset is: " &amp; offset
	
		rem Set the start subnet value - this is the octet that is oscillated thru the range
		rem Eg R2, position 17,1 =&gt; 248
		startSub = cellValAsVal(SHEET,offset,1)
		if debug then msgbox "As value: " &amp; startSub
	
		rem Get each of the other subnet octets - we may not use them all but faster to set than to check which ones we need
		oct1 = cellValAsString(SHEET,2,1)
		oct2 = cellValAsString(SHEET,3,1)
		oct3 = cellValAsString(SHEET,4,1)
		oct4 = cellValAsString(SHEET,5,1)		
		if debug then msgbox oct1 &amp; "." &amp; oct2 &amp; "." &amp; oct3 &amp; "." &amp; oct4
		
		rem Set the end portion of the string which will be appended to each address - this is easy
		tail = ".*"
		
		rem Now set the starting portion of the string - not so easy as we need to determine which octet is cycling
		rem and only set it up to the preceeding octet including the trailing dot
		if (octet = 1) then
		
			rem Eg "153."
			head = oct1 &amp; "."
	
		elseif (octet = 2) then
			head = oct1 &amp; "." &amp; oct2 &amp; "."
	
		elseif (octet = 3) then
			head = oct1 &amp; "." &amp; oct2 &amp; "." &amp; oct3 &amp; "."
			tail ="" rem otherwise it adds a .* after the fully expanded /25-/31 addresses (ie:a bunch of /32's), which won't work as expected
			rem becasue the trailing dot doesn't match anything (the * is zero matched ok but the trailing dot is the problem)
			rem Note that the /32 case has been dealt with already above and the sub exited. The /32 case can never reach here.
	
		elseif (octet = 0) then
			head = "" rem special case for the multicast range 224.0.0.0/3
	
		else
			rem We should never see this - something is very wrong if you do
			msgbox "You should not be seeing this - something is very wrong if you do! Octet (0 based) not in range 0-3, value is: " &amp; octet
			
			rem Now bail out stage left
			stop
			'exit sub
	
		end if
		
		rem msgbox "Head is: " &amp; head &amp; chr(13) &amp; chr(13) &amp; "Tail is: " &amp; tail

		rem Init the query string
		qstr = "( "
		
		for x = 0 to (numSubs-2)
			rem We do 2 cycles less because we started at 0 offset from starting sub and special case for last one so the extra OR is not appended
			rem msgbox (x + startSub)
	
			rem Build up the query string one subnet at a time with OR between each, ala for 153.248.0.0/14:
			rem ( 153.248.* OR 153.249.* OR 153.250.* OR 153.251.* )
			rem qstr="( ", head="153.", tail=".*", startSub=248
			qstr = qstr &amp; head &amp; (x+startSub) &amp; tail &amp; " OR "
		next
		
		rem Ok now glue the end onto what we have built so far, which is all the subnets except for the very last one
		rem Eg qstr="( 153.248.* OR 153.249.* OR 153.250.* OR " &amp; head "153." &amp; 248+4-1=251 &amp; tail ".*" &amp; ")"
		qstr = qstr &amp; head &amp; (startSub + numSubs-1) &amp; tail &amp; " ) "
		if debug then msgbox qstr
	
	end if
	
	rem Wow we finally made it here - set the cell value into F11
	ThisComponent.getSheets().getByName(SHEET).getCellByPosition(0,5).setString(qstr) rem F11 =&gt; 5,10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